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3cm" fo:min-width="0.56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5cm" fo:min-width="0.56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4cm" fo:min-width="0.56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3cm" fo:min-width="0.56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5cm" fo:min-width="0.563cm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333333" draw:marker-start-width="0.075cm" draw:marker-end-width="0.075cm" draw:fill="solid" draw:fill-color="#e6e6e6" draw:textarea-horizontal-align="justify" draw:textarea-vertical-align="middle" draw:auto-grow-height="false" fo:min-height="2.605cm" fo:min-width="4.615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16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86cm" fo:min-width="2.909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475cm" fo:min-width="3.018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519cm" svg:y1="2.42cm" svg:x2="7.738cm" svg:y2="5.179cm">
            <text:p/>
          </draw:line>
          <draw:line draw:style-name="gr1" draw:text-style-name="P1" draw:layer="layout" svg:x1="2.22cm" svg:y1="7.019cm" svg:x2="7.739cm" svg:y2="5.179cm">
            <text:p/>
          </draw:line>
          <draw:line draw:style-name="gr1" draw:text-style-name="P1" draw:layer="layout" svg:x1="6.359cm" svg:y1="8.398cm" svg:x2="7.739cm" svg:y2="5.179cm">
            <text:p/>
          </draw:line>
          <draw:line draw:style-name="gr1" draw:text-style-name="P1" draw:layer="layout" svg:x1="11.418cm" svg:y1="7.478cm" svg:x2="7.739cm" svg:y2="5.179cm">
            <text:p/>
          </draw:line>
          <draw:line draw:style-name="gr1" draw:text-style-name="P1" draw:layer="layout" svg:x1="10.958cm" svg:y1="2.88cm" svg:x2="7.739cm" svg:y2="5.179cm">
            <text:p/>
          </draw:line>
          <draw:custom-shape draw:style-name="gr2" draw:text-style-name="P1" draw:layer="layout" svg:width="1.646cm" svg:height="1.645cm" svg:x="7.061cm" svg:y="4.381cm">
            <text:p text:style-name="P1">C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1.646cm" svg:height="1.647cm" svg:x="10.353cm" svg:y="1.911cm">
            <text:p text:style-name="P1">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1.646cm" svg:height="1.646cm" svg:x="10.764cm" svg:y="6.849cm">
            <text:p text:style-name="P1">F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646cm" svg:height="1.645cm" svg:x="3.769cm" svg:y="1.5cm">
            <text:p text:style-name="P1">B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" draw:layer="layout" svg:width="1.647cm" svg:height="1.645cm" svg:x="5.826cm" svg:y="7.673cm">
            <text:p text:style-name="P1">D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1.645cm" svg:height="1.647cm" svg:x="1.3cm" svg:y="6.026cm">
            <text:p text:style-name="P1">A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7" draw:text-style-name="P1" draw:layer="layout" svg:width="5.479cm" svg:height="3.219cm" svg:x="13.942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" draw:text-style-name="P1" draw:layer="layout" svg:x1="14.586cm" svg:y1="4.517cm" svg:x2="15.506cm" svg:y2="4.517cm">
            <text:p/>
          </draw:line>
          <draw:custom-shape draw:style-name="gr8" draw:text-style-name="P1" draw:layer="layout" svg:width="0.727cm" svg:height="0.727cm" svg:x="14.687cm" svg:y="5.7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2" draw:layer="layout" svg:width="3.609cm" svg:height="1.436cm" svg:x="15.782cm" svg:y="3.8cm">
            <draw:text-box>
              <text:p text:style-name="P2"><text:span text:style-name="T1">Support de </text:span></text:p>
              <text:p text:style-name="P2"><text:span text:style-name="T1">communcation</text:span></text:p>
            </draw:text-box>
          </draw:frame>
          <draw:frame draw:style-name="gr10" draw:text-style-name="P2" draw:layer="layout" svg:width="3.718cm" svg:height="0.925cm" svg:x="15.782cm" svg:y="5.64cm">
            <draw:text-box>
              <text:p text:style-name="P2"><text:span text:style-name="T1">Objet connecté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8:44:43.823182089</meta:creation-date>
    <dc:date>2016-02-29T19:44:02.583695083</dc:date>
    <meta:editing-duration>PT42M58S</meta:editing-duration>
    <meta:editing-cycles>2</meta:editing-cycles>
    <meta:generator>LibreOffice/4.3.3.2$Linux_X86_64 LibreOffice_project/430m0$Build-2</meta:generator>
    <meta:document-statistic meta:object-count="18"/>
  </office:meta>
</office:document-meta>
</file>